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B6000003ACB4CCE57002200C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5.483cm" svg:x="0cm" svg:y="0.15cm">
          <draw:image xlink:href="Pictures/1000020100000AB6000003ACB4CCE57002200C0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35:10.114245411</dc:date>
    <meta:editing-duration>PT2M5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